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4ef5" officeooo:paragraph-rsid="00114ef5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rsid="0014ca66" officeooo:paragraph-rsid="0014ca66"/>
    </style:style>
    <style:style style:name="P3" style:family="paragraph" style:parent-style-name="Text_20_body">
      <style:text-properties officeooo:rsid="0014ca66" officeooo:paragraph-rsid="001b8194"/>
    </style:style>
    <style:style style:name="P4" style:family="paragraph" style:parent-style-name="Text_20_body">
      <style:text-properties officeooo:rsid="002e9fe6" officeooo:paragraph-rsid="002e9fe6"/>
    </style:style>
    <style:style style:name="P5" style:family="paragraph" style:parent-style-name="Text_20_body">
      <style:text-properties officeooo:rsid="002f77af" officeooo:paragraph-rsid="002f77af"/>
    </style:style>
    <style:style style:name="P6" style:family="paragraph" style:parent-style-name="Text_20_body">
      <style:text-properties officeooo:rsid="002f77af" officeooo:paragraph-rsid="0030e4d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bbbd" officeooo:paragraph-rsid="0013bbbd" style:font-size-asian="10.5pt" style:font-weight-asian="normal" style:font-size-complex="12pt" style:font-weight-complex="normal"/>
    </style:style>
    <style:style style:name="P8" style:family="paragraph" style:parent-style-name="Heading_20_2">
      <style:text-properties officeooo:rsid="002cfd77" officeooo:paragraph-rsid="002cfd77"/>
    </style:style>
    <style:style style:name="P9" style:family="paragraph" style:parent-style-name="Heading_20_2">
      <style:text-properties officeooo:rsid="0013bbbd" officeooo:paragraph-rsid="0013bbbd"/>
    </style:style>
    <style:style style:name="P10" style:family="paragraph" style:parent-style-name="Heading_20_2">
      <style:text-properties officeooo:rsid="0018d8c1" officeooo:paragraph-rsid="0018d8c1"/>
    </style:style>
    <style:style style:name="P11" style:family="paragraph" style:parent-style-name="Heading_20_2">
      <style:text-properties officeooo:rsid="0028807f" officeooo:paragraph-rsid="0028807f"/>
    </style:style>
    <style:style style:name="P12" style:family="paragraph" style:parent-style-name="Text_20_body" style:list-style-name="L1">
      <style:text-properties fo:font-weight="normal" officeooo:rsid="002cfd77" officeooo:paragraph-rsid="002cfd77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cfd77" officeooo:paragraph-rsid="003c421d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3b45c4" officeooo:paragraph-rsid="003b45c4" style:font-weight-asian="normal" style:font-weight-complex="normal"/>
    </style:style>
    <style:style style:name="P15" style:family="paragraph" style:parent-style-name="Text_20_body" style:list-style-name="L2">
      <style:text-properties officeooo:rsid="0013bbbd" officeooo:paragraph-rsid="002d4d50"/>
    </style:style>
    <style:style style:name="P16" style:family="paragraph" style:parent-style-name="Text_20_body" style:list-style-name="L2">
      <style:text-properties officeooo:rsid="0013bbbd" officeooo:paragraph-rsid="0013bbbd"/>
    </style:style>
    <style:style style:name="P17" style:family="paragraph" style:parent-style-name="Text_20_body" style:list-style-name="L2">
      <style:text-properties officeooo:rsid="0013bbbd" officeooo:paragraph-rsid="0020ed43"/>
    </style:style>
    <style:style style:name="P18" style:family="paragraph" style:parent-style-name="Text_20_body" style:list-style-name="L2">
      <style:text-properties officeooo:rsid="0013bbbd" officeooo:paragraph-rsid="0039bfcf"/>
    </style:style>
    <style:style style:name="P19" style:family="paragraph" style:parent-style-name="Text_20_body" style:list-style-name="L2">
      <style:text-properties officeooo:rsid="00169255" officeooo:paragraph-rsid="002d4d50"/>
    </style:style>
    <style:style style:name="P20" style:family="paragraph" style:parent-style-name="Text_20_body" style:list-style-name="L2">
      <style:text-properties officeooo:rsid="0014ca66" officeooo:paragraph-rsid="002d4d50"/>
    </style:style>
    <style:style style:name="P21" style:family="paragraph" style:parent-style-name="Text_20_body" style:list-style-name="L2">
      <style:text-properties officeooo:rsid="0014ca66" officeooo:paragraph-rsid="0014ca66"/>
    </style:style>
    <style:style style:name="P22" style:family="paragraph" style:parent-style-name="Text_20_body" style:list-style-name="L3">
      <style:text-properties officeooo:rsid="0014ca66" officeooo:paragraph-rsid="002d4d50"/>
    </style:style>
    <style:style style:name="P23" style:family="paragraph" style:parent-style-name="Text_20_body" style:list-style-name="L3">
      <style:text-properties officeooo:rsid="0014ca66" officeooo:paragraph-rsid="001b8194"/>
    </style:style>
    <style:style style:name="P24" style:family="paragraph" style:parent-style-name="Text_20_body" style:list-style-name="L3">
      <style:text-properties officeooo:rsid="0014ca66" officeooo:paragraph-rsid="0028807f"/>
    </style:style>
    <style:style style:name="P25" style:family="paragraph" style:parent-style-name="Text_20_body" style:list-style-name="L4">
      <style:text-properties officeooo:rsid="0014ca66" officeooo:paragraph-rsid="002a5c4e"/>
    </style:style>
    <style:style style:name="P26" style:family="paragraph" style:parent-style-name="Text_20_body" style:list-style-name="L2">
      <style:text-properties officeooo:rsid="001e3419" officeooo:paragraph-rsid="002d4d50"/>
    </style:style>
    <style:style style:name="P27" style:family="paragraph" style:parent-style-name="Text_20_body" style:list-style-name="L2">
      <style:text-properties officeooo:rsid="0018366e" officeooo:paragraph-rsid="0018366e"/>
    </style:style>
    <style:style style:name="P28" style:family="paragraph" style:parent-style-name="Text_20_body" style:list-style-name="L3">
      <style:text-properties officeooo:rsid="001a446c" officeooo:paragraph-rsid="001a446c"/>
    </style:style>
    <style:style style:name="P29" style:family="paragraph" style:parent-style-name="Text_20_body" style:list-style-name="L3">
      <style:text-properties officeooo:rsid="001a446c" officeooo:paragraph-rsid="00242021"/>
    </style:style>
    <style:style style:name="P30" style:family="paragraph" style:parent-style-name="Text_20_body" style:list-style-name="L3">
      <style:text-properties officeooo:rsid="001b8194" officeooo:paragraph-rsid="002d4d50"/>
    </style:style>
    <style:style style:name="P31" style:family="paragraph" style:parent-style-name="Text_20_body" style:list-style-name="L3">
      <style:text-properties officeooo:rsid="001b8194" officeooo:paragraph-rsid="001b8194"/>
    </style:style>
    <style:style style:name="P32" style:family="paragraph" style:parent-style-name="Text_20_body" style:list-style-name="L3">
      <style:text-properties officeooo:rsid="001b8194" officeooo:paragraph-rsid="0028807f"/>
    </style:style>
    <style:style style:name="P33" style:family="paragraph" style:parent-style-name="Text_20_body" style:list-style-name="L3">
      <style:text-properties officeooo:rsid="001b8194" officeooo:paragraph-rsid="0039db57"/>
    </style:style>
    <style:style style:name="P34" style:family="paragraph" style:parent-style-name="Text_20_body" style:list-style-name="L4">
      <style:text-properties officeooo:paragraph-rsid="002e9fe6"/>
    </style:style>
    <style:style style:name="P35" style:family="paragraph" style:parent-style-name="Text_20_body" style:list-style-name="L4">
      <style:text-properties officeooo:paragraph-rsid="002a5c4e"/>
    </style:style>
    <style:style style:name="P36" style:family="paragraph" style:parent-style-name="Text_20_body" style:list-style-name="L3">
      <style:text-properties officeooo:rsid="003abd8f" officeooo:paragraph-rsid="003abd8f"/>
    </style:style>
    <style:style style:name="P37" style:family="paragraph" style:parent-style-name="Text_20_body">
      <style:text-properties officeooo:rsid="002f77af" officeooo:paragraph-rsid="003b45c4"/>
    </style:style>
    <style:style style:name="T1" style:family="text">
      <style:text-properties officeooo:rsid="0013c9c8"/>
    </style:style>
    <style:style style:name="T2" style:family="text">
      <style:text-properties officeooo:rsid="0014ca66"/>
    </style:style>
    <style:style style:name="T3" style:family="text">
      <style:text-properties officeooo:rsid="00169255"/>
    </style:style>
    <style:style style:name="T4" style:family="text">
      <style:text-properties officeooo:rsid="0017646e"/>
    </style:style>
    <style:style style:name="T5" style:family="text">
      <style:text-properties officeooo:rsid="0018366e"/>
    </style:style>
    <style:style style:name="T6" style:family="text">
      <style:text-properties officeooo:rsid="0018d8c1"/>
    </style:style>
    <style:style style:name="T7" style:family="text">
      <style:text-properties officeooo:rsid="001a446c"/>
    </style:style>
    <style:style style:name="T8" style:family="text">
      <style:text-properties officeooo:rsid="001a6f5a"/>
    </style:style>
    <style:style style:name="T9" style:family="text">
      <style:text-properties officeooo:rsid="001b8194"/>
    </style:style>
    <style:style style:name="T10" style:family="text">
      <style:text-properties officeooo:rsid="00209493"/>
    </style:style>
    <style:style style:name="T11" style:family="text">
      <style:text-properties officeooo:rsid="0020ed43"/>
    </style:style>
    <style:style style:name="T12" style:family="text">
      <style:text-properties officeooo:rsid="0021fbc6"/>
    </style:style>
    <style:style style:name="T13" style:family="text">
      <style:text-properties officeooo:rsid="00242021"/>
    </style:style>
    <style:style style:name="T14" style:family="text">
      <style:text-properties officeooo:rsid="00257bd6"/>
    </style:style>
    <style:style style:name="T15" style:family="text">
      <style:text-properties officeooo:rsid="002767ab"/>
    </style:style>
    <style:style style:name="T16" style:family="text">
      <style:text-properties officeooo:rsid="0028807f"/>
    </style:style>
    <style:style style:name="T17" style:family="text">
      <style:text-properties officeooo:rsid="0028c027"/>
    </style:style>
    <style:style style:name="T18" style:family="text">
      <style:text-properties officeooo:rsid="002a5c4e"/>
    </style:style>
    <style:style style:name="T19" style:family="text">
      <style:text-properties officeooo:rsid="002bfd7f"/>
    </style:style>
    <style:style style:name="T20" style:family="text">
      <style:text-properties officeooo:rsid="002d4d5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d4d50" style:font-weight-asian="bold" style:font-weight-complex="bold"/>
    </style:style>
    <style:style style:name="T23" style:family="text">
      <style:text-properties fo:font-weight="bold" officeooo:rsid="003564d4" style:font-weight-asian="bold" style:font-weight-complex="bold"/>
    </style:style>
    <style:style style:name="T24" style:family="text">
      <style:text-properties fo:font-weight="bold" officeooo:rsid="0039bfcf" style:font-weight-asian="bold" style:font-weight-complex="bold"/>
    </style:style>
    <style:style style:name="T25" style:family="text">
      <style:text-properties fo:font-weight="bold" officeooo:rsid="003a07ae" style:font-weight-asian="bold" style:font-weight-complex="bold"/>
    </style:style>
    <style:style style:name="T26" style:family="text">
      <style:text-properties officeooo:rsid="002e9fe6"/>
    </style:style>
    <style:style style:name="T27" style:family="text">
      <style:text-properties officeooo:rsid="002f72f4"/>
    </style:style>
    <style:style style:name="T28" style:family="text">
      <style:text-properties officeooo:rsid="002f77af"/>
    </style:style>
    <style:style style:name="T29" style:family="text">
      <style:text-properties officeooo:rsid="0030e4dd"/>
    </style:style>
    <style:style style:name="T30" style:family="text">
      <style:text-properties officeooo:rsid="0031f355"/>
    </style:style>
    <style:style style:name="T31" style:family="text">
      <style:text-properties officeooo:rsid="003564d4"/>
    </style:style>
    <style:style style:name="T32" style:family="text">
      <style:text-properties officeooo:rsid="0037fd6d"/>
    </style:style>
    <style:style style:name="T33" style:family="text">
      <style:text-properties officeooo:rsid="0039bfcf"/>
    </style:style>
    <style:style style:name="T34" style:family="text">
      <style:text-properties officeooo:rsid="0039db57"/>
    </style:style>
    <style:style style:name="T35" style:family="text">
      <style:text-properties officeooo:rsid="003abd8f"/>
    </style:style>
    <style:style style:name="T36" style:family="text">
      <style:text-properties officeooo:rsid="003b45c4"/>
    </style:style>
    <style:style style:name="T37" style:family="text">
      <style:text-properties officeooo:rsid="003bcfb6"/>
    </style:style>
    <style:style style:name="T38" style:family="text">
      <style:text-properties officeooo:rsid="003c421d"/>
    </style:style>
    <style:style style:name="T39" style:family="text">
      <style:text-properties officeooo:rsid="003d76f1"/>
    </style:style>
    <style:style style:name="T40" style:family="text">
      <style:text-properties officeooo:rsid="003f58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zykładowe kolokwium</text:p>
      <text:p text:style-name="P1"/>
      <text:h text:style-name="P8" text:outline-level="2">Informacje wstępne</text:h>
      <text:list xml:id="list3165936386" text:style-name="L1">
        <text:list-item>
          <text:p text:style-name="P14">Klonujemy repozytorium o nazwie PO-nr_indeksu-zaliczenia do wybranego katalogu.</text:p>
        </text:list-item>
        <text:list-item>
          <text:p text:style-name="P14">W PyCharm w sklonowanym katalogu z repozytorium tworzymy projekt o nazwie K1-nr_indeksu, np. K1-12345.</text:p>
        </text:list-item>
        <text:list-item>
          <text:p text:style-name="P14">W projekcie tworzymy 3 pliki: court.py, stadium.py oraz main.py</text:p>
        </text:list-item>
        <text:list-item>
          <text:p text:style-name="P12"><text:span text:style-name="T36">W trakcie kolokwium można korzystać z narzędzi wbudowanych w PyCharm lub zainstalowanych modułów takich jak: flake8 lub mypy </text:span><text:span text:style-name="T40">w</text:span><text:span text:style-name="T36"> celu sprawdzenia typowania i PEP8.</text:span></text:p>
        </text:list-item>
        <text:list-item>
          <text:p text:style-name="P12">W przypadku braku internetu studen<text:span text:style-name="T38">t</text:span> zapis<text:span text:style-name="T38">uje</text:span> projekt jako archiwum zip. <text:span text:style-name="T38">K</text:span>olokwia będą zebrane np. za pomocą pendrive.</text:p>
        </text:list-item>
        <text:list-item>
          <text:p text:style-name="P13"><text:span text:style-name="T38">Rozwiązania po terminie: z</text:span> uwagi na rozbieżność czasu na stanowiskach w pracowni <text:span text:style-name="T38">bieżący czas będzie wyświetlony </text:span>za pomocą rzutnika. <text:span text:style-name="T38">Studenci zostaną </text:span>uprzedz<text:span text:style-name="T38">eni</text:span> ustnie o zbliżającym się końcu czasu <text:span text:style-name="T38">w</text:span> okresie między 10 a 5 minut przed końcem <text:span text:style-name="T38">kolokwium</text:span>. <text:span text:style-name="T38">Brak przesłania repozytorium w wyznaczonym czasie powoduje dodanie dodatkowych 5 minut,</text:span> ale wtedy maksymalna ocena to 3,5. Powyżej 5 minut spóźnienia - kolokwium pozostaje bez sprawdzenia z oceną niedostateczną. <text:span text:style-name="T38">C</text:span>zas licz<text:span text:style-name="T38">ony jest</text:span> od momentu udostępnienia poleceń do poprawnego wypchnięcia na zdalne repo na Githubie <text:span text:style-name="T38">lub utworzenia pliku z</text:span><text:span text:style-name="T39">ip</text:span><text:span text:style-name="T38"> w wypadku braku internetu</text:span>.</text:p>
        </text:list-item>
      </text:list>
      <text:p text:style-name="P7"/>
      <text:h text:style-name="P9" text:outline-level="2">Zadanie 1. Klasa <text:span text:style-name="T1">Court (pol. </text:span><text:span text:style-name="T26">B</text:span><text:span text:style-name="T1">oisko</text:span><text:span text:style-name="T26">)</text:span><text:span text:style-name="T1"> </text:span><text:span text:style-name="T26">(</text:span><text:span text:style-name="T31">1</text:span><text:span text:style-name="T33">8</text:span><text:span text:style-name="T26">pt max.</text:span><text:span text:style-name="T1">)</text:span></text:h>
      <text:list xml:id="list717962235" text:style-name="L2">
        <text:list-item>
          <text:p text:style-name="P15"><text:span text:style-name="T22">(2pt)</text:span><text:span text:style-name="T20"> </text:span>Napisz klasę <text:span text:style-name="T4">Court</text:span>. Klasa powinna posiadać <text:span text:style-name="T4">prywatne </text:span>atrybuty <text:span text:style-name="T38">instancyjne</text:span>:</text:p>
          <text:list>
            <text:list-item>
              <text:p text:style-name="P16"><text:span text:style-name="T1">width</text:span>, <text:span text:style-name="T1">(szeroko</text:span><text:span text:style-name="T33">ść</text:span><text:span text:style-name="T1"> </text:span><text:span text:style-name="T33">podawana w metrach</text:span><text:span text:style-name="T1">), </text:span><text:span text:style-name="T11">typ float</text:span><text:span text:style-name="T30">Sl</text:span></text:p>
            </text:list-item>
            <text:list-item>
              <text:p text:style-name="P18"><text:span text:style-name="T1">length</text:span>, <text:span text:style-name="T1">(długość </text:span><text:span text:style-name="T33">podawana w metrach</text:span><text:span text:style-name="T1">), </text:span><text:span text:style-name="T11">typ float</text:span></text:p>
            </text:list-item>
            <text:list-item>
              <text:p text:style-name="P17">address, <text:span text:style-name="T1">(adres), </text:span><text:span text:style-name="T11">typ str</text:span></text:p>
            </text:list-item>
            <text:list-item>
              <text:p text:style-name="P17">year_<text:span text:style-name="T1">built (rok budowy), </text:span><text:span text:style-name="T11">typ int</text:span>.</text:p>
            </text:list-item>
          </text:list>
        </text:list-item>
        <text:list-item>
          <text:p text:style-name="P16">Zaimplementuj:</text:p>
          <text:list>
            <text:list-item>
              <text:p text:style-name="P15"><text:span text:style-name="T22">(</text:span><text:span text:style-name="T24">5</text:span><text:span text:style-name="T22">pt)</text:span><text:span text:style-name="T20"> </text:span><text:span text:style-name="T3">I</text:span>nicjalizator z <text:span text:style-name="T1">czterema argumentami, </text:span><text:span text:style-name="T2">gdzie wartościami domyślnymi dla length będzie 150 metrów, a dla width 68 metrów. Zadbaj również o to aby inicjalizator </text:span><text:span text:style-name="T5">respektował przepisy nt. wymiarów boisk sprzed</text:span><text:span text:style-name="T2"> 2008 rok</text:span><text:span text:style-name="T5">u. W przepisach tych </text:span><text:span text:style-name="T2"><text:s/>długość mogła być z przedziału [90, 120] metrów, a szerokość z przedziału [45, 90] metrów. </text:span><text:span text:style-name="T10">Jeśli </text:span><text:span text:style-name="T11">przynajmniej jedna z wartości nie jest z odpowiedniego przedziału</text:span><text:span text:style-name="T10"> to </text:span><text:span text:style-name="T11">dla obu pól</text:span><text:span text:style-name="T10"> powinny zostać </text:span><text:span text:style-name="T11">ustawione </text:span><text:span text:style-name="T10">wartości domyślne </text:span><text:span text:style-name="T13">(</text:span><text:span text:style-name="T14">W inicjalizatorze zachowaj kolejność argumentów jak w pt.1</text:span><text:span text:style-name="T13">!)</text:span><text:span text:style-name="T10">.</text:span></text:p>
            </text:list-item>
            <text:list-item>
              <text:p text:style-name="P19"><text:span text:style-name="T22">(</text:span><text:span text:style-name="T24">3</text:span><text:span text:style-name="T22">pt)</text:span><text:span text:style-name="T20"> </text:span>Zaimplementuj właściwości <text:span text:style-name="T5">(propercje) </text:span><text:span text:style-name="T11">setter i getter</text:span> dla każdego atrybutu.</text:p>
            </text:list-item>
            <text:list-item>
              <text:p text:style-name="P20"><text:span text:style-name="T22">(2pt)</text:span><text:span text:style-name="T20"> </text:span>Metodę area zwracającą powierzchnię boiska.</text:p>
            </text:list-item>
            <text:list-item>
              <text:p text:style-name="P26"><text:soft-page-break/><text:span text:style-name="T22">(2pt)</text:span><text:span text:style-name="T20"> </text:span>Metodę statyczną validate, <text:span text:style-name="T12">z jednym argumentem którym jest referencja do obiektu klasy Court</text:span>, która sprawdzi czy podany rok budowy stadionu nie jest większy niż bieżący rok lub nie jest rokiem „ujemnym”. Jeśli rok jest niepoprawny to zmieni wartość atrybutu year_built na bieżący rok (moduł datetime).</text:p>
            </text:list-item>
          </text:list>
        </text:list-item>
        <text:list-item>
          <text:p text:style-name="P27">Nadpisz:</text:p>
          <text:list>
            <text:list-item>
              <text:p text:style-name="P20"><text:span text:style-name="T22">(2pt)</text:span><text:span text:style-name="T20"> </text:span><text:span text:style-name="T6">Odpowiednią m</text:span>etodę magiczną, <text:span text:style-name="T5">która </text:span>zwr<text:span text:style-name="T6">óci reprezentację tekstową bieżącej instancji klasy:</text:span> </text:p>
              <text:p text:style-name="P21"><text:bookmark-start text:name="__DdeLink__84_519983768"/>„Boisko wybudowane w roku 1999, o długości 100 metrów i szerokości 50 metrów.</text:p>
              <text:p text:style-name="P21">Pole powierzchni: 5000 mkw.</text:p>
              <text:p text:style-name="P21">Adres: <text:bookmark-start text:name="__DdeLink__91_519983768"/>Słoneczna 10, 10-100 Olsztyn<text:bookmark-end text:name="__DdeLink__91_519983768"/>.”<text:bookmark-end text:name="__DdeLink__84_519983768"/></text:p>
            </text:list-item>
            <text:list-item>
              <text:p text:style-name="P20"><text:span text:style-name="T22">(</text:span><text:span text:style-name="T23">2</text:span><text:span text:style-name="T22">pt)</text:span><text:span text:style-name="T20"> </text:span><text:span text:style-name="T3">Metody magiczne __eq__, __ne__ porównujące </text:span><text:span text:style-name="T17">obiekty po </text:span><text:span text:style-name="T3">powierzchni boiska.</text:span></text:p>
            </text:list-item>
          </text:list>
        </text:list-item>
      </text:list>
      <text:p text:style-name="P2"/>
      <text:h text:style-name="P10" text:outline-level="2">Zadanie 2. <text:span text:style-name="T7">Klasa Stadium (pol. Stadion) </text:span><text:span text:style-name="T20">(1</text:span><text:span text:style-name="T35">3</text:span><text:span text:style-name="T20">pt max.)</text:span></text:h>
      <text:list xml:id="list1407445508" text:style-name="L3">
        <text:list-item>
          <text:p text:style-name="P28"><text:span text:style-name="T22">(2pt)</text:span><text:span text:style-name="T20"> </text:span>Zaimplementuj klasę Stadium dziedziczącą po klasie Court. Klasa ta powinna posiadać trzy atrybuty <text:span text:style-name="T38">instancyjne</text:span> prywatne:</text:p>
          <text:list>
            <text:list-item>
              <text:p text:style-name="P28">name (nazwa stadionu np. PGE Narodowy), <text:span text:style-name="T13">typu str.</text:span></text:p>
            </text:list-item>
            <text:list-item>
              <text:p text:style-name="P29">opcjonalny common_name (nazwa zwyczajowa, używana potocznie, nie każdy stadion ją ma) <text:span text:style-name="T13">typu str.</text:span></text:p>
            </text:list-item>
            <text:list-item>
              <text:p text:style-name="P29">capacity (pojemnoś<text:span text:style-name="T8">ć stadionu – możliwa ilość osób na <text:s/>trybunach), </text:span><text:span text:style-name="T13">typu int, </text:span><text:span text:style-name="T34">domyślnie 0</text:span><text:span text:style-name="T8">.</text:span></text:p>
            </text:list-item>
          </text:list>
        </text:list-item>
        <text:list-item>
          <text:p text:style-name="P30"><text:span text:style-name="T22">(4pt)</text:span><text:span text:style-name="T20"> </text:span>Nadpisz inicjalizator. Pamiętaj o tym, że atrybut common_name jest atrybutem opcjonalnym <text:span text:style-name="T13">(pamiętaj o odpowiedniej kolejności argumentów!)</text:span>. <text:span text:style-name="T34">Jeśli pojemność stadionu jest ujemna powinna być ustawiona domyślna wartość.</text:span></text:p>
        </text:list-item>
        <text:list-item>
          <text:p text:style-name="P33"><text:span text:style-name="T22">(</text:span><text:span text:style-name="T25">2</text:span><text:span text:style-name="T22">pt)</text:span><text:span text:style-name="T20"> </text:span><text:span text:style-name="T15">Z</text:span><text:span text:style-name="T3">aimplementuj właściwości </text:span><text:span text:style-name="T5">(propercje) </text:span><text:span text:style-name="T11">setter i getter</text:span><text:span text:style-name="T3"> dla każdego atrybutu. </text:span><text:span text:style-name="T34">Jeśli dla getterów podane wartości argumentów nie spełniają założeń, wartość atrybutu nie powinna się zmieniać i powinien zostać wypisany odpowiedni komunikat.</text:span></text:p>
        </text:list-item>
        <text:list-item>
          <text:p text:style-name="P30"><text:span text:style-name="T22">(</text:span><text:span text:style-name="T23">2</text:span><text:span text:style-name="T22">pt)</text:span><text:span text:style-name="T20"> </text:span><text:span text:style-name="T17">Nadpisz m</text:span><text:span text:style-name="T3">etody magiczne __eq__, __ne__ porównujące </text:span><text:span text:style-name="T20">obiekty</text:span><text:span text:style-name="T3"> </text:span><text:span text:style-name="T38">biorąc pod uwagę jedynie</text:span><text:span text:style-name="T17"> </text:span><text:span text:style-name="T3">powierzchni</text:span><text:span text:style-name="T38">ę boiska</text:span><text:span text:style-name="T3"> </text:span><text:span text:style-name="T17">oraz pojemności stadionu </text:span><text:span text:style-name="T3">.</text:span></text:p>
        </text:list-item>
        <text:list-item>
          <text:p text:style-name="P22"><text:span text:style-name="T22">(2pt)</text:span><text:span text:style-name="T20"> </text:span><text:span text:style-name="T9">Nadpisz</text:span><text:span text:style-name="T6"> m</text:span>etodę magiczną, <text:span text:style-name="T5">która </text:span>zwr<text:span text:style-name="T6">óci reprezentację tekstową bieżącej instancji klasy:</text:span> </text:p>
          <text:list>
            <text:list-header>
              <text:p text:style-name="P23"><text:span text:style-name="T16">a) </text:span>„Boisko wybudowane w roku 1999, o długości 100 metrów i szerokości 50 metrów.</text:p>
              <text:p text:style-name="P23">Pole powierzchni: 5000 mkw.</text:p>
              <text:p text:style-name="P23">Adres: Słoneczna 10, 10-100 Olsztyn.</text:p>
              <text:p text:style-name="P23"><text:bookmark-start text:name="__DdeLink__89_519983768"/><text:span text:style-name="T9">Nazwa: </text:span><text:bookmark-start text:name="__DdeLink__98_519983768"/><text:span text:style-name="T9">Słoneczny stadion.</text:span><text:bookmark-end text:name="__DdeLink__98_519983768"/></text:p>
              <text:p text:style-name="P31">Nazwa zwyczajowa: Słoneczko.</text:p>
              <text:p text:style-name="P23"><text:soft-page-break/><text:span text:style-name="T9">Pojemność stadionu: 10000 osób.</text:span>”<text:bookmark-end text:name="__DdeLink__89_519983768"/></text:p>
            </text:list-header>
          </text:list>
        </text:list-item>
      </text:list>
      <text:p text:style-name="P3"><text:tab/><text:span text:style-name="T16">lub gdy nie podano nazwy zwyczajowej:</text:span></text:p>
      <text:list xml:id="list225342541746287" text:continue-numbering="true" text:style-name="L3">
        <text:list-item>
          <text:list>
            <text:list-header>
              <text:p text:style-name="P24"><text:span text:style-name="T16">b) </text:span>„Boisko wybudowane w roku 1999, o długości 100 metrów i szerokości 50 metrów.</text:p>
              <text:p text:style-name="P24">Pole powierzchni: 5000 mkw.</text:p>
              <text:p text:style-name="P24">Adres: Słoneczna 10, 10-100 Olsztyn.</text:p>
              <text:p text:style-name="P32"><text:bookmark-start text:name="__DdeLink__89_5199837681"/>Nazwa: Słoneczny stadion.</text:p>
              <text:p text:style-name="P24"><text:span text:style-name="T9">Pojemność stadionu: </text:span><text:bookmark-start text:name="__DdeLink__96_519983768"/><text:span text:style-name="T9">10000</text:span><text:bookmark-end text:name="__DdeLink__96_519983768"/><text:span text:style-name="T9"> osób.</text:span>”<text:bookmark-end text:name="__DdeLink__89_5199837681"/></text:p>
            </text:list-header>
          </text:list>
        </text:list-item>
        <text:list-item>
          <text:p text:style-name="P36"><text:span text:style-name="T21">(1 pt) </text:span>Pamiętaj również, żeby odziedziczone z klasy Court metody działały poprawnie w klasie Stadium.</text:p>
        </text:list-item>
      </text:list>
      <text:p text:style-name="P3"/>
      <text:h text:style-name="P11" text:outline-level="2"><text:span text:style-name="T28">Polecenia p</text:span><text:span text:style-name="T27">omocnicze do testowania klas</text:span>. Plik main.py z funkcją main() <text:span text:style-name="T32">(Polecenia mają na celu pomoc w testowaniu napisanych klas)</text:span></text:h>
      <text:p text:style-name="P4">Część do klasy Court:</text:p>
      <text:list xml:id="list1623844545" text:style-name="L4">
        <text:list-item>
          <text:p text:style-name="P34"><text:span text:style-name="T2">Stwórz obiekt o nazwie court_1 i zainicjalizuj go domyślną szerokości</text:span><text:span text:style-name="T19">ą</text:span><text:span text:style-name="T2"> i długości</text:span><text:span text:style-name="T19">ą</text:span><text:span text:style-name="T2">. Rok budowy i adres jak w punkcie 1.3.1.</text:span></text:p>
        </text:list-item>
        <text:list-item>
          <text:p text:style-name="P34"><text:span text:style-name="T2">Wypisz na ekran reprezentację obiektu court_1.</text:span></text:p>
        </text:list-item>
        <text:list-item>
          <text:p text:style-name="P34"><text:span text:style-name="T2">Stwórz obiekt o nazwie court_2 i zainicjalizuj go szerokości</text:span><text:span text:style-name="T19">ą</text:span><text:span text:style-name="T2"> = 500 i długości</text:span><text:span text:style-name="T19">ą</text:span><text:span text:style-name="T2"> = 500 oraz resztą danych z punktu 1.3.1.</text:span></text:p>
        </text:list-item>
        <text:list-item>
          <text:p text:style-name="P35"><text:span text:style-name="T2">Wypisz na ekran reprezentację obiektu court_</text:span><text:span text:style-name="T18">2.</text:span></text:p>
        </text:list-item>
        <text:list-item>
          <text:p text:style-name="P34"><text:span text:style-name="T2">Stwórz obiekt o nazwie court_3 i zainicjalizuj go danymi z punktu 1.3.1.</text:span></text:p>
        </text:list-item>
        <text:list-item>
          <text:p text:style-name="P35"><text:span text:style-name="T2">Wypisz na ekran reprezentację obiektu court_</text:span><text:span text:style-name="T18">3.</text:span></text:p>
        </text:list-item>
        <text:list-item>
          <text:p text:style-name="P34"><text:span text:style-name="T2">Wypisz na ekran wartość atrybutu length obiektu court_1.</text:span></text:p>
        </text:list-item>
        <text:list-item>
          <text:p text:style-name="P34"><text:span text:style-name="T2">Zmień wartość atrybutu year_built obiektu court_1 na 1990 i wypisz na ekran reprezentację obiektu court_1 po zmianie stanu.</text:span></text:p>
        </text:list-item>
        <text:list-item>
          <text:p text:style-name="P34"><text:span text:style-name="T2">Wypisz na ekran powierzchni</text:span><text:span text:style-name="T19">ę</text:span><text:span text:style-name="T2"> boiska</text:span></text:p>
        </text:list-item>
        <text:list-item>
          <text:p text:style-name="P25">Zmień wartość atrybutu year_built obiektu court_1 na 2030 i wypisz na ekran reprezentację obiektu court_1 po zmianie stanu.</text:p>
        </text:list-item>
        <text:list-item>
          <text:p text:style-name="P34"><text:span text:style-name="T2">Użyj metody statycznej aby zwalidować rok budowy boiska court_1</text:span></text:p>
        </text:list-item>
        <text:list-item>
          <text:p text:style-name="P25">Wypisz na ekran reprezentację obiektu court_1</text:p>
        </text:list-item>
      </text:list>
      <text:p text:style-name="P4">Część do klasy Stadium:</text:p>
      <text:list xml:id="list225343168390585" text:continue-list="list1623844545" text:style-name="L4">
        <text:list-item text:start-value="1">
          <text:p text:style-name="P34"><text:span text:style-name="T22">(</text:span><text:span text:style-name="T2">Stwórz obiekt o nazwie stadium_1 i zainicjalizuj go domyślną szerokości</text:span><text:span text:style-name="T19">ą</text:span><text:span text:style-name="T2"> i długości</text:span><text:span text:style-name="T19">ą</text:span><text:span text:style-name="T2">. Reszta argumentów jak w punkcje 2.4.1 a).</text:span></text:p>
        </text:list-item>
        <text:list-item>
          <text:p text:style-name="P25"><text:soft-page-break/>Wypisz na ekran reprezentację obiektu stadium_1.</text:p>
        </text:list-item>
        <text:list-item>
          <text:p text:style-name="P34"><text:span text:style-name="T2">Stwórz obiekt o nazwie stadium_2 i zainicjalizuj go danymi jak <text:s/>w punkcje 2.4.1 b).</text:span></text:p>
        </text:list-item>
        <text:list-item>
          <text:p text:style-name="P25">Wypisz na ekran reprezentację obiektu stadium_2</text:p>
        </text:list-item>
        <text:list-item>
          <text:p text:style-name="P34"><text:span text:style-name="T22"><text:s/></text:span><text:span text:style-name="T2">Zmień wartość atrybutu year_built obiektu stadium_1 na 2030 i wypisz na ekran reprezentację obiektu stadium_1 po zmianie stanu</text:span></text:p>
        </text:list-item>
        <text:list-item>
          <text:p text:style-name="P34"><text:span text:style-name="T2">Użyj metody statycznej aby zwalidować rok budowy stadi</text:span><text:span text:style-name="T26">o</text:span><text:span text:style-name="T2">nu stadium_1</text:span></text:p>
        </text:list-item>
        <text:list-item>
          <text:p text:style-name="P25">Wypisz na ekran reprezentację obiektu stadium_1</text:p>
        </text:list-item>
        <text:list-item>
          <text:p text:style-name="P34"><text:span text:style-name="T2">Sprawdź czy obiekty stadium_1 i stadium_2 s</text:span><text:span text:style-name="T19">ą</text:span><text:span text:style-name="T2"> sobie równe</text:span></text:p>
        </text:list-item>
        <text:list-item>
          <text:p text:style-name="P34"><text:span text:style-name="T2">Zmień wartości atrybutów stadium_1 na width=50, length=100</text:span></text:p>
        </text:list-item>
        <text:list-item>
          <text:p text:style-name="P25">Sprawdź czy obiekty stadium_1 i stadium_2 sa sobie równe</text:p>
        </text:list-item>
        <text:list-item>
          <text:p text:style-name="P34"><text:span text:style-name="T2">Sprawdź czy obiekty stadium_1 i stadium_2 nie s</text:span><text:span text:style-name="T19">ą</text:span><text:span text:style-name="T2"> sobie równe</text:span></text:p>
        </text:list-item>
        <text:list-item>
          <text:p text:style-name="P34"><text:span text:style-name="T2">Zmień wartość atrybutu capacity obiektu stadium_1 na 500</text:span></text:p>
        </text:list-item>
        <text:list-item>
          <text:p text:style-name="P35"><text:span text:style-name="T2">Sprawdź czy obiekty stadium_1 i stadium_2 s</text:span><text:span text:style-name="T19">ą</text:span><text:span text:style-name="T2"> sobie równe</text:span></text:p>
        </text:list-item>
      </text:list>
      <text:p text:style-name="P2"/>
      <text:p text:style-name="P2"/>
      <text:p text:style-name="P5"/>
      <text:p text:style-name="P5">Punktacja </text:p>
      <text:p text:style-name="P5">Zadanie 1: <text:span text:style-name="T29">max: </text:span><text:span text:style-name="T31">18</text:span><text:span text:style-name="T29">pt, </text:span><text:span text:style-name="T36">Zadanie 1 zrobione poprawnie ale bez typowania i PEP8: max 16.2 pt</text:span></text:p>
      <text:p text:style-name="P37">Zadanie <text:span text:style-name="T29">2: max: 1</text:span><text:span text:style-name="T36">3</text:span><text:span text:style-name="T29">pt, </text:span><text:span text:style-name="T36">Zadanie 2 zrobione poprawnie ale bez typowania i PEP8: max 11.7 pt</text:span></text:p>
      <text:p text:style-name="P6"/>
      <text:p text:style-name="P6">Ocena z kolokwium będzie obliczana wg poniższego wzoru:</text:p>
      <text:p text:style-name="P6">▪ 0% - 50% punktów - ocena niedostateczna (2,0)</text:p>
      <text:p text:style-name="P6">▪ 51% - 60% punktów - ocena dostateczna (3,0)</text:p>
      <text:p text:style-name="P6">▪ 61% - 70% punktów - ocena dostateczna plus (3,5)</text:p>
      <text:p text:style-name="P6">▪ 71% - 80% punktów - ocena dobra (4,0)</text:p>
      <text:p text:style-name="P6">▪ 81% - 90% punktów - ocena dobra plus (4,5)</text:p>
      <text:p text:style-name="P6">▪ 91% - 100% punktów - ocena bardzo dobra (5,0)</text:p>
      <text:p text:style-name="P6">▪ przy czym każde zadanie musi być zaliczone na co najmniej 51% punktów aby uzyskać ocenę pozytywną, <text:span text:style-name="T37">czyli Zadanie nr 1: minimum 9.18 pt, a Zadanie nr 2: minimum 6,63 p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4ca6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7:06:23.351449614</meta:creation-date>
    <dc:date>2022-11-12T22:53:40.878961695</dc:date>
    <meta:editing-duration>PT2H21M49S</meta:editing-duration>
    <meta:editing-cycles>19</meta:editing-cycles>
    <meta:generator>LibreOffice/7.4.2.3$Linux_X86_64 LibreOffice_project/40$Build-3</meta:generator>
    <meta:document-statistic meta:table-count="0" meta:image-count="0" meta:object-count="0" meta:page-count="4" meta:paragraph-count="86" meta:word-count="1093" meta:character-count="7185" meta:non-whitespace-character-count="6222"/>
  </office:meta>
</office:document-meta>
</file>